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4400000539E6C5014F5.svm"/>
  <manifest:file-entry manifest:media-type="" manifest:full-path="Pictures/20000007000065E80000564E5EDBBA9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sing this, anyone can recreate moving averages for any particular stock using historical data sets. The default settings show 30 day (Blue), 90 day (Purple), and 120 day (Green) moving averages but can be modified to show moving averages of different time frames. The volume for any particular time is also shown at the bottom. Additionally, the default data set uses the SPY (spdr) but can also be modified to include any particular stock or etf. </text:p>
      <text:p text:style-name="Standard"/>
      <text:p text:style-name="Standard">Some practical uses for this program:</text:p>
      <text:list xml:id="list2778705938014465987" text:style-name="L1">
        <text:list-item>
          <text:p text:style-name="P1">Research and analysis for investment process</text:p>
        </text:list-item>
        <text:list-item>
          <text:p text:style-name="P1">Developing trading algorithms </text:p>
        </text:list-item>
        <text:list-item>
          <text:p text:style-name="P1">Monitoring different sets of data </text:p>
        </text:list-item>
      </text:list>
      <text:p text:style-name="Standard"/>
      <text:p text:style-name="Standard"/>
      <text:p text:style-name="Standard"><draw:frame draw:style-name="fr1" draw:name="graphics1" text:anchor-type="paragraph" svg:width="6.6752in" svg:height="3.8209in" draw:z-index="0"><draw:image xlink:href="Pictures/20000007000064400000539E6C5014F5.svm" xlink:type="simple" xlink:show="embed" xlink:actuate="onLoad"/></draw:frame></text:p>
      <text:p text:style-name="Standard"><draw:frame draw:style-name="fr2" draw:name="graphics2" text:anchor-type="paragraph" svg:width="6.9252in" svg:height="4.1217in" draw:z-index="1"><draw:image xlink:href="Pictures/20000007000065E80000564E5EDBBA9F.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J</meta:initial-creator>
    <meta:creation-date>2017-04-02T23:05:19.92</meta:creation-date>
    <dc:date>2017-04-02T23:21:25.68</dc:date>
    <dc:creator>Dan J</dc:creator>
    <meta:editing-duration>PT16M5S</meta:editing-duration>
    <meta:editing-cycles>2</meta:editing-cycles>
    <meta:generator>OpenOffice/4.1.3$Win32 OpenOffice.org_project/413m1$Build-9783</meta:generator>
    <meta:document-statistic meta:table-count="0" meta:image-count="2" meta:object-count="0" meta:page-count="2" meta:paragraph-count="5" meta:word-count="99" meta:character-count="600"/>
  </office:meta>
</office:document-meta>
</file>